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9d2c" officeooo:paragraph-rsid="00019d2c"/>
    </style:style>
    <style:style style:name="P2" style:family="paragraph" style:parent-style-name="Standard" style:list-style-name="L1">
      <style:text-properties officeooo:rsid="00019d2c" officeooo:paragraph-rsid="00019d2c"/>
    </style:style>
    <style:style style:name="P3" style:family="paragraph" style:parent-style-name="Standard">
      <style:text-properties officeooo:rsid="00019d2c" officeooo:paragraph-rsid="000234ef"/>
    </style:style>
    <style:style style:name="P4" style:family="paragraph" style:parent-style-name="Standard" style:list-style-name="L2">
      <style:text-properties officeooo:rsid="000234ef" officeooo:paragraph-rsid="000234ef"/>
    </style:style>
    <style:style style:name="P5" style:family="paragraph" style:parent-style-name="Standard" style:list-style-name="L3">
      <style:text-properties officeooo:rsid="000234ef" officeooo:paragraph-rsid="000234ef"/>
    </style:style>
    <style:style style:name="P6" style:family="paragraph" style:parent-style-name="Standard" style:list-style-name="L1">
      <style:text-properties officeooo:rsid="000234ef" officeooo:paragraph-rsid="000234ef"/>
    </style:style>
    <style:style style:name="P7" style:family="paragraph" style:parent-style-name="Standard" style:list-style-name="L4">
      <style:text-properties officeooo:rsid="000234ef" officeooo:paragraph-rsid="000234ef"/>
    </style:style>
    <style:style style:name="P8" style:family="paragraph" style:parent-style-name="Standard" style:list-style-name="L5">
      <style:text-properties officeooo:rsid="000234ef" officeooo:paragraph-rsid="000234ef"/>
    </style:style>
    <style:style style:name="P9" style:family="paragraph" style:parent-style-name="Standard" style:list-style-name="L5">
      <style:text-properties officeooo:rsid="000235f4" officeooo:paragraph-rsid="000235f4"/>
    </style:style>
    <style:style style:name="P10" style:family="paragraph" style:parent-style-name="Standard" style:list-style-name="L1">
      <style:text-properties officeooo:rsid="000235f4" officeooo:paragraph-rsid="000235f4"/>
    </style:style>
    <style:style style:name="T1" style:family="text">
      <style:text-properties officeooo:rsid="000234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e Class</text:p>
      <text:list xml:id="list5537214211346554198" text:style-name="L1">
        <text:list-item>
          <text:p text:style-name="P2">Tombstone Data<text:span text:style-name="T1">(1+ clients)</text:span></text:p>
          <text:list>
            <text:list-item>
              <text:p text:style-name="P2">Name</text:p>
            </text:list-item>
            <text:list-item>
              <text:p text:style-name="P2">Address</text:p>
            </text:list-item>
            <text:list-item>
              <text:p text:style-name="P2">Phone Numbers</text:p>
            </text:list-item>
            <text:list-item>
              <text:p text:style-name="P2">Dependents</text:p>
            </text:list-item>
            <text:list-item>
              <text:p text:style-name="P2">Data Unique to Case Mgmt Application (array of strings?)</text:p>
            </text:list-item>
          </text:list>
        </text:list-item>
        <text:list-item>
          <text:p text:style-name="P2">Case Worker</text:p>
        </text:list-item>
        <text:list-item>
          <text:p text:style-name="P6">Manager</text:p>
        </text:list-item>
        <text:list-item>
          <text:p text:style-name="P2">Bring Forwards</text:p>
        </text:list-item>
        <text:list-item>
          <text:p text:style-name="P2">Related files/documentation</text:p>
        </text:list-item>
        <text:list-item>
          <text:p text:style-name="P2">Case Status</text:p>
        </text:list-item>
        <text:list-item>
          <text:p text:style-name="P2">Activity log</text:p>
        </text:list-item>
        <text:list-item>
          <text:p text:style-name="P6">Events</text:p>
        </text:list-item>
        <text:list-item>
          <text:p text:style-name="P6">geographic location</text:p>
        </text:list-item>
        <text:list-item>
          <text:p text:style-name="P10">date</text:p>
        </text:list-item>
      </text:list>
      <text:p text:style-name="P1">Employee (Abstract)</text:p>
      <text:list xml:id="list3934133020862020948" text:style-name="L2">
        <text:list-item>
          <text:p text:style-name="P4">tombstone data</text:p>
        </text:list-item>
        <text:list-item>
          <text:p text:style-name="P4">cases</text:p>
        </text:list-item>
        <text:list-item>
          <text:p text:style-name="P4">geographic region</text:p>
        </text:list-item>
      </text:list>
      <text:p text:style-name="P1">Case Worker</text:p>
      <text:list xml:id="list2067718901997940451" text:style-name="L3">
        <text:list-item>
          <text:p text:style-name="P5">Manager(s?)</text:p>
        </text:list-item>
      </text:list>
      <text:p text:style-name="P1">Manager</text:p>
      <text:p text:style-name="P1"/>
      <text:p text:style-name="P3">Sys Administrator ?</text:p>
      <text:p text:style-name="P3"/>
      <text:p text:style-name="P3">Bring Forwards</text:p>
      <text:list xml:id="list5354077763043599373" text:style-name="L4">
        <text:list-item>
          <text:p text:style-name="P7">Due date</text:p>
        </text:list-item>
        <text:list-item>
          <text:p text:style-name="P7">Case</text:p>
        </text:list-item>
        <text:list-item>
          <text:p text:style-name="P7">status</text:p>
        </text:list-item>
      </text:list>
      <text:p text:style-name="P1">Event</text:p>
      <text:list xml:id="list7009780074008305842" text:style-name="L5">
        <text:list-item>
          <text:p text:style-name="P8">case</text:p>
        </text:list-item>
        <text:list-item>
          <text:p text:style-name="P9">da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Lacayo</meta:initial-creator>
    <meta:creation-date>2015-12-04T13:25:14.948370832</meta:creation-date>
    <dc:date>2015-12-04T13:54:03.706729883</dc:date>
    <dc:creator>Marc Lacayo</dc:creator>
    <meta:editing-duration>PT13M47S</meta:editing-duration>
    <meta:editing-cycles>2</meta:editing-cycles>
    <meta:generator>LibreOffice/4.4.3.2$Linux_X86_64 LibreOffice_project/40m0$Build-2</meta:generator>
    <meta:document-statistic meta:table-count="0" meta:image-count="0" meta:object-count="0" meta:page-count="1" meta:paragraph-count="31" meta:word-count="81" meta:character-count="409" meta:non-whitespace-character-count="383"/>
  </office:meta>
</office:document-meta>
</file>